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っ　もじ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（トイレ、トイレっ、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（おしっこしたい・・・っ、トイレ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・・・はやくトイレ・・・っ！　あ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ふ、二人ともまだ話し合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（頼むから何かいい案考えてくれっ！
　はやく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しなきゃ・・・っ！　な、何が何でも・・・
　野ションだけは・・・ぜったいダメ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